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181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52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steEleve3C" table:style-name="ta1">
        <table:table-column table:style-name="co1" table:default-cell-style-name="ce1"/>
        <table:table-column table:style-name="co2" table:number-columns-repeated="16382" table:default-cell-style-name="ce1"/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TABLEAU</text:p>
          </table:table-cell>
          <table:covered-table-cell table:number-columns-repeated="3"/>
          <table:table-cell table:number-columns-repeated="3"/>
          <table:table-cell table:style-name="Default"/>
          <table:table-cell table:number-columns-repeated="16373"/>
        </table:table-row>
        <table:table-row table:style-name="ro2">
          <table:table-cell table:number-columns-repeated="9"/>
          <table:table-cell table:style-name="Default"/>
          <table:table-cell table:number-columns-repeated="16373"/>
        </table:table-row>
        <table:table-row table:style-name="ro3">
          <table:table-cell office:value-type="string" calcext:value-type="string">
            <text:p>BATHILY Adam</text:p>
          </table:table-cell>
          <table:table-cell office:value-type="string" calcext:value-type="string">
            <text:p>NGASSANGA Michèle</text:p>
          </table:table-cell>
          <table:table-cell/>
          <table:table-cell office:value-type="string" calcext:value-type="string">
            <text:p>EL FILALI Yassin</text:p>
          </table:table-cell>
          <table:table-cell office:value-type="string" calcext:value-type="string">
            <text:p>MFUMU NSUKA Naboth</text:p>
          </table:table-cell>
          <table:table-cell/>
          <table:table-cell office:value-type="string" calcext:value-type="string">
            <text:p>SAIDI Nassim</text:p>
          </table:table-cell>
          <table:table-cell office:value-type="string" calcext:value-type="string">
            <text:p>OUERTANI Jasser</text:p>
          </table:table-cell>
          <table:table-cell/>
          <table:table-cell table:style-name="Default"/>
          <table:table-cell table:number-columns-repeated="16373"/>
        </table:table-row>
        <table:table-row table:style-name="ro2">
          <table:table-cell table:number-columns-repeated="9"/>
          <table:table-cell table:style-name="Default"/>
          <table:table-cell table:number-columns-repeated="16373"/>
        </table:table-row>
        <table:table-row table:style-name="ro4">
          <table:table-cell/>
          <table:table-cell office:value-type="string" calcext:value-type="string">
            <text:p>SAÏDI Sinda</text:p>
          </table:table-cell>
          <table:table-cell/>
          <table:table-cell office:value-type="string" calcext:value-type="string">
            <text:p>HOXHA Eliana</text:p>
          </table:table-cell>
          <table:table-cell office:value-type="string" calcext:value-type="string">
            <text:p>BARROTTA Matteo</text:p>
          </table:table-cell>
          <table:table-cell table:number-columns-repeated="2"/>
          <table:table-cell office:value-type="string" calcext:value-type="string">
            <text:p>CHOUBASSE Adam</text:p>
          </table:table-cell>
          <table:table-cell/>
          <table:table-cell table:style-name="Default"/>
          <table:table-cell table:number-columns-repeated="16373"/>
        </table:table-row>
        <table:table-row table:style-name="ro2">
          <table:table-cell table:number-columns-repeated="9"/>
          <table:table-cell table:style-name="Default"/>
          <table:table-cell table:number-columns-repeated="16373"/>
        </table:table-row>
        <table:table-row table:style-name="ro4">
          <table:table-cell office:value-type="string" calcext:value-type="string">
            <text:p>SHIGJEQI Anita</text:p>
          </table:table-cell>
          <table:table-cell office:value-type="string" calcext:value-type="string">
            <text:p>BACHIR Neïla</text:p>
          </table:table-cell>
          <table:table-cell/>
          <table:table-cell office:value-type="string" calcext:value-type="string">
            <text:p>MIHAYLOV Daniel</text:p>
          </table:table-cell>
          <table:table-cell office:value-type="string" calcext:value-type="string">
            <text:p>BOUKHIRA Hamza</text:p>
          </table:table-cell>
          <table:table-cell/>
          <table:table-cell office:value-type="string" calcext:value-type="string">
            <text:p>RKAIBI Nourane</text:p>
          </table:table-cell>
          <table:table-cell office:value-type="string" calcext:value-type="string">
            <text:p>HAMIMID Sarah</text:p>
          </table:table-cell>
          <table:table-cell/>
          <table:table-cell table:style-name="Default"/>
          <table:table-cell table:number-columns-repeated="16373"/>
        </table:table-row>
        <table:table-row table:style-name="ro2">
          <table:table-cell table:number-columns-repeated="9"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MUAKA SUAMI Exaucé</text:p>
          </table:table-cell>
          <table:table-cell office:value-type="string" calcext:value-type="string">
            <text:p>NGASSALA GANGA Julcia</text:p>
          </table:table-cell>
          <table:table-cell/>
          <table:table-cell office:value-type="string" calcext:value-type="string">
            <text:p>LAKHAL Assia</text:p>
          </table:table-cell>
          <table:table-cell table:number-columns-repeated="3"/>
          <table:table-cell office:value-type="string" calcext:value-type="string">
            <text:p>SARAR Inès</text:p>
          </table:table-cell>
          <table:table-cell/>
          <table:table-cell table:style-name="Default"/>
          <table:table-cell table:number-columns-repeated="16373"/>
        </table:table-row>
        <table:table-row table:style-name="ro2">
          <table:table-cell table:number-columns-repeated="9"/>
          <table:table-cell table:style-name="Default"/>
          <table:table-cell table:number-columns-repeated="16373"/>
        </table:table-row>
        <table:table-row table:style-name="ro6">
          <table:table-cell office:value-type="string" calcext:value-type="string">
            <text:p>OMEROVIC Nerma</text:p>
          </table:table-cell>
          <table:table-cell table:number-columns-repeated="2"/>
          <table:table-cell office:value-type="string" calcext:value-type="string">
            <text:p>TOY Yasin</text:p>
          </table:table-cell>
          <table:table-cell office:value-type="string" calcext:value-type="string">
            <text:p>BUYANBAATAR Margad</text:p>
          </table:table-cell>
          <table:table-cell table:number-columns-repeated="4"/>
          <table:table-cell table:style-name="Default"/>
          <table:table-cell table:number-columns-repeated="16373"/>
        </table:table-row>
        <table:table-row table:style-name="ro2" table:number-rows-repeated="11">
          <table:table-cell table:number-columns-repeated="9"/>
          <table:table-cell table:style-name="Default"/>
          <table:table-cell table:number-columns-repeated="16373"/>
        </table:table-row>
        <table:table-row table:style-name="ro2" table:number-rows-repeated="1048553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Sheet2" table:style-name="ta1"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BACHIR</text:p>
          </table:table-cell>
          <table:table-cell office:value-type="string" calcext:value-type="string">
            <text:p>Neïla</text:p>
          </table:table-cell>
          <table:table-cell table:formula="of:=[.A1]&amp;&quot; &quot;&amp;[.B1]" office:value-type="string" office:string-value="BACHIR Neïla" calcext:value-type="string">
            <text:p>BACHIR Neïla</text:p>
          </table:table-cell>
          <table:table-cell/>
          <table:table-cell office:value-type="string" calcext:value-type="string">
            <text:p>BACHIR Neïla</text:p>
          </table:table-cell>
        </table:table-row>
        <table:table-row table:style-name="ro2">
          <table:table-cell office:value-type="string" calcext:value-type="string">
            <text:p>BARROTTA</text:p>
          </table:table-cell>
          <table:table-cell office:value-type="string" calcext:value-type="string">
            <text:p>Matteo</text:p>
          </table:table-cell>
          <table:table-cell table:formula="of:=[.A2]&amp;&quot; &quot;&amp;[.B2]" office:value-type="string" office:string-value="BARROTTA Matteo" calcext:value-type="string">
            <text:p>BARROTTA Matteo</text:p>
          </table:table-cell>
          <table:table-cell/>
          <table:table-cell office:value-type="string" calcext:value-type="string">
            <text:p>BARROTTA Matteo</text:p>
          </table:table-cell>
        </table:table-row>
        <table:table-row table:style-name="ro2">
          <table:table-cell office:value-type="string" calcext:value-type="string">
            <text:p>BATHILY</text:p>
          </table:table-cell>
          <table:table-cell office:value-type="string" calcext:value-type="string">
            <text:p>Adam</text:p>
          </table:table-cell>
          <table:table-cell table:formula="of:=[.A3]&amp;&quot; &quot;&amp;[.B3]" office:value-type="string" office:string-value="BATHILY Adam" calcext:value-type="string">
            <text:p>BATHILY Adam</text:p>
          </table:table-cell>
          <table:table-cell/>
          <table:table-cell office:value-type="string" calcext:value-type="string">
            <text:p>BATHILY Adam</text:p>
          </table:table-cell>
        </table:table-row>
        <table:table-row table:style-name="ro2">
          <table:table-cell office:value-type="string" calcext:value-type="string">
            <text:p>BOUKHIRA</text:p>
          </table:table-cell>
          <table:table-cell office:value-type="string" calcext:value-type="string">
            <text:p>Hamza</text:p>
          </table:table-cell>
          <table:table-cell table:formula="of:=[.A4]&amp;&quot; &quot;&amp;[.B4]" office:value-type="string" office:string-value="BOUKHIRA Hamza" calcext:value-type="string">
            <text:p>BOUKHIRA Hamza</text:p>
          </table:table-cell>
          <table:table-cell/>
          <table:table-cell office:value-type="string" calcext:value-type="string">
            <text:p>BOUKHIRA Hamza</text:p>
          </table:table-cell>
        </table:table-row>
        <table:table-row table:style-name="ro2">
          <table:table-cell office:value-type="string" calcext:value-type="string">
            <text:p>BUYANBAATAR</text:p>
          </table:table-cell>
          <table:table-cell office:value-type="string" calcext:value-type="string">
            <text:p>Margad</text:p>
          </table:table-cell>
          <table:table-cell table:formula="of:=[.A5]&amp;&quot; &quot;&amp;[.B5]" office:value-type="string" office:string-value="BUYANBAATAR Margad" calcext:value-type="string">
            <text:p>BUYANBAATAR Margad</text:p>
          </table:table-cell>
          <table:table-cell/>
          <table:table-cell office:value-type="string" calcext:value-type="string">
            <text:p>BUYANBAATAR Margad</text:p>
          </table:table-cell>
        </table:table-row>
        <table:table-row table:style-name="ro2">
          <table:table-cell office:value-type="string" calcext:value-type="string">
            <text:p>CHOUBASSE</text:p>
          </table:table-cell>
          <table:table-cell office:value-type="string" calcext:value-type="string">
            <text:p>Adam</text:p>
          </table:table-cell>
          <table:table-cell table:formula="of:=[.A6]&amp;&quot; &quot;&amp;[.B6]" office:value-type="string" office:string-value="CHOUBASSE Adam" calcext:value-type="string">
            <text:p>CHOUBASSE Adam</text:p>
          </table:table-cell>
          <table:table-cell/>
          <table:table-cell office:value-type="string" calcext:value-type="string">
            <text:p>CHOUBASSE Adam</text:p>
          </table:table-cell>
        </table:table-row>
        <table:table-row table:style-name="ro2">
          <table:table-cell office:value-type="string" calcext:value-type="string">
            <text:p>EL FILALI</text:p>
          </table:table-cell>
          <table:table-cell office:value-type="string" calcext:value-type="string">
            <text:p>Yassin</text:p>
          </table:table-cell>
          <table:table-cell table:formula="of:=[.A7]&amp;&quot; &quot;&amp;[.B7]" office:value-type="string" office:string-value="EL FILALI Yassin" calcext:value-type="string">
            <text:p>EL FILALI Yassin</text:p>
          </table:table-cell>
          <table:table-cell/>
          <table:table-cell office:value-type="string" calcext:value-type="string">
            <text:p>EL FILALI Yassin</text:p>
          </table:table-cell>
        </table:table-row>
        <table:table-row table:style-name="ro2">
          <table:table-cell office:value-type="string" calcext:value-type="string">
            <text:p>HAMIMID</text:p>
          </table:table-cell>
          <table:table-cell office:value-type="string" calcext:value-type="string">
            <text:p>Sarah</text:p>
          </table:table-cell>
          <table:table-cell table:formula="of:=[.A8]&amp;&quot; &quot;&amp;[.B8]" office:value-type="string" office:string-value="HAMIMID Sarah" calcext:value-type="string">
            <text:p>HAMIMID Sarah</text:p>
          </table:table-cell>
          <table:table-cell/>
          <table:table-cell office:value-type="string" calcext:value-type="string">
            <text:p>HAMIMID Sarah</text:p>
          </table:table-cell>
        </table:table-row>
        <table:table-row table:style-name="ro2">
          <table:table-cell office:value-type="string" calcext:value-type="string">
            <text:p>HOXHA</text:p>
          </table:table-cell>
          <table:table-cell office:value-type="string" calcext:value-type="string">
            <text:p>Eliana</text:p>
          </table:table-cell>
          <table:table-cell table:formula="of:=[.A9]&amp;&quot; &quot;&amp;[.B9]" office:value-type="string" office:string-value="HOXHA Eliana" calcext:value-type="string">
            <text:p>HOXHA Eliana</text:p>
          </table:table-cell>
          <table:table-cell/>
          <table:table-cell office:value-type="string" calcext:value-type="string">
            <text:p>HOXHA Eliana</text:p>
          </table:table-cell>
        </table:table-row>
        <table:table-row table:style-name="ro2">
          <table:table-cell office:value-type="string" calcext:value-type="string">
            <text:p>LAKHAL</text:p>
          </table:table-cell>
          <table:table-cell office:value-type="string" calcext:value-type="string">
            <text:p>Assia</text:p>
          </table:table-cell>
          <table:table-cell table:formula="of:=[.A10]&amp;&quot; &quot;&amp;[.B10]" office:value-type="string" office:string-value="LAKHAL Assia" calcext:value-type="string">
            <text:p>LAKHAL Assia</text:p>
          </table:table-cell>
          <table:table-cell/>
          <table:table-cell office:value-type="string" calcext:value-type="string">
            <text:p>LAKHAL Assia</text:p>
          </table:table-cell>
        </table:table-row>
        <table:table-row table:style-name="ro2">
          <table:table-cell office:value-type="string" calcext:value-type="string">
            <text:p>MFUMU NSUKA</text:p>
          </table:table-cell>
          <table:table-cell office:value-type="string" calcext:value-type="string">
            <text:p>Naboth</text:p>
          </table:table-cell>
          <table:table-cell table:formula="of:=[.A11]&amp;&quot; &quot;&amp;[.B11]" office:value-type="string" office:string-value="MFUMU NSUKA Naboth" calcext:value-type="string">
            <text:p>MFUMU NSUKA Naboth</text:p>
          </table:table-cell>
          <table:table-cell/>
          <table:table-cell office:value-type="string" calcext:value-type="string">
            <text:p>MFUMU NSUKA Naboth</text:p>
          </table:table-cell>
        </table:table-row>
        <table:table-row table:style-name="ro2">
          <table:table-cell office:value-type="string" calcext:value-type="string">
            <text:p>MIHAYLOV</text:p>
          </table:table-cell>
          <table:table-cell office:value-type="string" calcext:value-type="string">
            <text:p>Daniel</text:p>
          </table:table-cell>
          <table:table-cell table:formula="of:=[.A12]&amp;&quot; &quot;&amp;[.B12]" office:value-type="string" office:string-value="MIHAYLOV Daniel" calcext:value-type="string">
            <text:p>MIHAYLOV Daniel</text:p>
          </table:table-cell>
          <table:table-cell/>
          <table:table-cell office:value-type="string" calcext:value-type="string">
            <text:p>MIHAYLOV Daniel</text:p>
          </table:table-cell>
        </table:table-row>
        <table:table-row table:style-name="ro2">
          <table:table-cell office:value-type="string" calcext:value-type="string">
            <text:p>MUAKA SUAMI</text:p>
          </table:table-cell>
          <table:table-cell office:value-type="string" calcext:value-type="string">
            <text:p>Exaucé</text:p>
          </table:table-cell>
          <table:table-cell table:formula="of:=[.A13]&amp;&quot; &quot;&amp;[.B13]" office:value-type="string" office:string-value="MUAKA SUAMI Exaucé" calcext:value-type="string">
            <text:p>MUAKA SUAMI Exaucé</text:p>
          </table:table-cell>
          <table:table-cell/>
          <table:table-cell office:value-type="string" calcext:value-type="string">
            <text:p>MUAKA SUAMI Exaucé</text:p>
          </table:table-cell>
        </table:table-row>
        <table:table-row table:style-name="ro2">
          <table:table-cell office:value-type="string" calcext:value-type="string">
            <text:p>NGASSALA GANGA</text:p>
          </table:table-cell>
          <table:table-cell office:value-type="string" calcext:value-type="string">
            <text:p>Julcia</text:p>
          </table:table-cell>
          <table:table-cell table:formula="of:=[.A14]&amp;&quot; &quot;&amp;[.B14]" office:value-type="string" office:string-value="NGASSALA GANGA Julcia" calcext:value-type="string">
            <text:p>NGASSALA GANGA Julcia</text:p>
          </table:table-cell>
          <table:table-cell/>
          <table:table-cell office:value-type="string" calcext:value-type="string">
            <text:p>NGASSALA GANGA Julcia</text:p>
          </table:table-cell>
        </table:table-row>
        <table:table-row table:style-name="ro2">
          <table:table-cell office:value-type="string" calcext:value-type="string">
            <text:p>NGASSANGA</text:p>
          </table:table-cell>
          <table:table-cell office:value-type="string" calcext:value-type="string">
            <text:p>Michèle</text:p>
          </table:table-cell>
          <table:table-cell table:formula="of:=[.A15]&amp;&quot; &quot;&amp;[.B15]" office:value-type="string" office:string-value="NGASSANGA Michèle" calcext:value-type="string">
            <text:p>NGASSANGA Michèle</text:p>
          </table:table-cell>
          <table:table-cell/>
          <table:table-cell office:value-type="string" calcext:value-type="string">
            <text:p>NGASSANGA Michèle</text:p>
          </table:table-cell>
        </table:table-row>
        <table:table-row table:style-name="ro2">
          <table:table-cell office:value-type="string" calcext:value-type="string">
            <text:p>OMEROVIC</text:p>
          </table:table-cell>
          <table:table-cell office:value-type="string" calcext:value-type="string">
            <text:p>Nerma</text:p>
          </table:table-cell>
          <table:table-cell table:formula="of:=[.A16]&amp;&quot; &quot;&amp;[.B16]" office:value-type="string" office:string-value="OMEROVIC Nerma" calcext:value-type="string">
            <text:p>OMEROVIC Nerma</text:p>
          </table:table-cell>
          <table:table-cell/>
          <table:table-cell office:value-type="string" calcext:value-type="string">
            <text:p>OMEROVIC Nerma</text:p>
          </table:table-cell>
        </table:table-row>
        <table:table-row table:style-name="ro2">
          <table:table-cell office:value-type="string" calcext:value-type="string">
            <text:p>OUERTANI</text:p>
          </table:table-cell>
          <table:table-cell office:value-type="string" calcext:value-type="string">
            <text:p>Jasser</text:p>
          </table:table-cell>
          <table:table-cell table:formula="of:=[.A17]&amp;&quot; &quot;&amp;[.B17]" office:value-type="string" office:string-value="OUERTANI Jasser" calcext:value-type="string">
            <text:p>OUERTANI Jasser</text:p>
          </table:table-cell>
          <table:table-cell/>
          <table:table-cell office:value-type="string" calcext:value-type="string">
            <text:p>OUERTANI Jasser</text:p>
          </table:table-cell>
        </table:table-row>
        <table:table-row table:style-name="ro2">
          <table:table-cell office:value-type="string" calcext:value-type="string">
            <text:p>RKAIBI</text:p>
          </table:table-cell>
          <table:table-cell office:value-type="string" calcext:value-type="string">
            <text:p>Nourane</text:p>
          </table:table-cell>
          <table:table-cell table:formula="of:=[.A18]&amp;&quot; &quot;&amp;[.B18]" office:value-type="string" office:string-value="RKAIBI Nourane" calcext:value-type="string">
            <text:p>RKAIBI Nourane</text:p>
          </table:table-cell>
          <table:table-cell/>
          <table:table-cell office:value-type="string" calcext:value-type="string">
            <text:p>RKAIBI Nourane</text:p>
          </table:table-cell>
        </table:table-row>
        <table:table-row table:style-name="ro2">
          <table:table-cell office:value-type="string" calcext:value-type="string">
            <text:p>SAIDI</text:p>
          </table:table-cell>
          <table:table-cell office:value-type="string" calcext:value-type="string">
            <text:p>Nassim</text:p>
          </table:table-cell>
          <table:table-cell table:formula="of:=[.A19]&amp;&quot; &quot;&amp;[.B19]" office:value-type="string" office:string-value="SAIDI Nassim" calcext:value-type="string">
            <text:p>SAIDI Nassim</text:p>
          </table:table-cell>
          <table:table-cell/>
          <table:table-cell office:value-type="string" calcext:value-type="string">
            <text:p>SAIDI Nassim</text:p>
          </table:table-cell>
        </table:table-row>
        <table:table-row table:style-name="ro2">
          <table:table-cell office:value-type="string" calcext:value-type="string">
            <text:p>SAÏDI</text:p>
          </table:table-cell>
          <table:table-cell office:value-type="string" calcext:value-type="string">
            <text:p>Sinda</text:p>
          </table:table-cell>
          <table:table-cell table:formula="of:=[.A20]&amp;&quot; &quot;&amp;[.B20]" office:value-type="string" office:string-value="SAÏDI Sinda" calcext:value-type="string">
            <text:p>SAÏDI Sinda</text:p>
          </table:table-cell>
          <table:table-cell/>
          <table:table-cell office:value-type="string" calcext:value-type="string">
            <text:p>SAÏDI Sinda</text:p>
          </table:table-cell>
        </table:table-row>
        <table:table-row table:style-name="ro2">
          <table:table-cell office:value-type="string" calcext:value-type="string">
            <text:p>SARAR</text:p>
          </table:table-cell>
          <table:table-cell office:value-type="string" calcext:value-type="string">
            <text:p>Inès</text:p>
          </table:table-cell>
          <table:table-cell table:formula="of:=[.A21]&amp;&quot; &quot;&amp;[.B21]" office:value-type="string" office:string-value="SARAR Inès" calcext:value-type="string">
            <text:p>SARAR Inès</text:p>
          </table:table-cell>
          <table:table-cell/>
          <table:table-cell office:value-type="string" calcext:value-type="string">
            <text:p>SARAR Inès</text:p>
          </table:table-cell>
        </table:table-row>
        <table:table-row table:style-name="ro2">
          <table:table-cell office:value-type="string" calcext:value-type="string">
            <text:p>TOY</text:p>
          </table:table-cell>
          <table:table-cell office:value-type="string" calcext:value-type="string">
            <text:p>Yasin</text:p>
          </table:table-cell>
          <table:table-cell table:formula="of:=[.A22]&amp;&quot; &quot;&amp;[.B22]" office:value-type="string" office:string-value="TOY Yasin" calcext:value-type="string">
            <text:p>TOY Yasin</text:p>
          </table:table-cell>
          <table:table-cell/>
          <table:table-cell office:value-type="string" calcext:value-type="string">
            <text:p>TOY Yas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/00/0000</text:date>, <text:time style:data-style-name="N2" text:time-value="06:38:55.6580486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5-01-24T06:43:23.565364234</dc:date>
    <meta:editing-duration>PT8M</meta:editing-duration>
    <meta:editing-cycles>3</meta:editing-cycles>
    <meta:document-statistic meta:table-count="2" meta:cell-count="112" meta:object-count="0"/>
  </office:meta>
</office:document-meta>
</file>